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3cfc" officeooo:paragraph-rsid="001d3cfc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3cfc" officeooo:paragraph-rsid="001d3cf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8a21" officeooo:paragraph-rsid="001e8a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b796" officeooo:paragraph-rsid="0021b7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e8a21" officeooo:paragraph-rsid="001e8a2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e8a21" officeooo:paragraph-rsid="001e8a21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d3cfc" officeooo:paragraph-rsid="001d3cf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20657c" officeooo:paragraph-rsid="0020657c"/>
    </style:style>
    <style:style style:name="P9" style:family="paragraph" style:parent-style-name="Standard">
      <style:paragraph-properties fo:text-align="start" style:justify-single-word="false"/>
      <style:text-properties officeooo:rsid="0021b796" officeooo:paragraph-rsid="0021b79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1b796" officeooo:paragraph-rsid="0021b796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289c6" officeooo:paragraph-rsid="002289c6"/>
    </style:style>
    <style:style style:name="P12" style:family="paragraph" style:parent-style-name="Standard">
      <style:paragraph-properties fo:text-align="start" style:justify-single-word="false"/>
      <style:text-properties officeooo:rsid="002289c6" officeooo:paragraph-rsid="002289c6"/>
    </style:style>
    <style:style style:name="P13" style:family="paragraph" style:parent-style-name="Standard">
      <style:paragraph-properties fo:text-align="start" style:justify-single-word="false"/>
      <style:text-properties officeooo:rsid="002394b6" officeooo:paragraph-rsid="002394b6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2394b6" officeooo:paragraph-rsid="002394b6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23f8ad" officeooo:paragraph-rsid="0023f8ad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23f8ad" officeooo:paragraph-rsid="0023f8ad"/>
    </style:style>
    <style:style style:name="T1" style:family="text">
      <style:text-properties officeooo:rsid="001e8a21"/>
    </style:style>
    <style:style style:name="T2" style:family="text">
      <style:text-properties officeooo:rsid="0021b796"/>
    </style:style>
    <style:style style:name="T3" style:family="text">
      <style:text-properties officeooo:rsid="002289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unch Wheel</text:p>
      <text:p text:style-name="P1"/>
      <text:p text:style-name="P2">Purpose:</text:p>
      <text:p text:style-name="P1">It's 11:55 on a Tuesday morning. <text:s/>You're at the office, and you and five co-workers are trying to decide where to go to lunch. <text:s/>You'd like to try a new pizza restaurant that just opened up. <text:s/>Alice won't go unless they have a vegetarian menu. <text:s/>Bob won't eat sushi, and isn't crazy about Mexican food. <text:s/>Carol just had pizza for dinner last night. <text:s/>Dan is up for anything, but it's gotta be quick. <text:s/>And Eve was hoping for Chinese food. <text:s/>Trying to get everyone to agree can be a daunting task.</text:p>
      <text:p text:style-name="P1"/>
      <text:p text:style-name="P1">Lunch Wheel <text:span text:style-name="T1">solves the problem by taking everyone's needs and preferences into account and provides a quick, fair decision.</text:span></text:p>
      <text:p text:style-name="P1"/>
      <text:p text:style-name="P3">Benefits:</text:p>
      <text:list xml:id="list5059928319066214972" text:style-name="L1">
        <text:list-item>
          <text:p text:style-name="P6">No wasted time negotiating everyone's lunch preferences. <text:s/>Lunch Wheel can provide an answer in a matter of seconds.</text:p>
        </text:list-item>
        <text:list-item>
          <text:p text:style-name="P6">Provides a fair solution based on everyone's preferences. <text:s/>A domineering personality can't impose their will on others. <text:s/><text:span text:style-name="T2">No hurt feelings for not getting your way.</text:span></text:p>
        </text:list-item>
        <text:list-item>
          <text:p text:style-name="P6">Notifies users of new restaurants in the area they may be interested in trying.</text:p>
        </text:list-item>
      </text:list>
      <text:p text:style-name="P5"/>
      <text:p text:style-name="P3">How it works:</text:p>
      <text:p text:style-name="P5">Users will be asked to create a profile which may be tied to a social media account such as Facebook, Twitter, Google+ etc. <text:s/>In their profile, they will rate their preferences for nearby restaurants.</text:p>
      <text:p text:style-name="P5"/>
      <text:p text:style-name="P9">One person will launch the app and select the other members of the group. <text:s/>Everyone in the group agrees to abide by the Lunch Wheel's decision. <text:s/>When ready, a “Go” button is pushed, and a wheel spins showing local restaurants rolling by. <text:s/>The <text:span text:style-name="T3">wheel</text:span> stops on a restaurant <text:span text:style-name="T3">and everyone goes there</text:span>. <text:s/>Some time later, each member of the group<text:span text:style-name="T3"> may be asked to provide additional information about their visit such as amount of time taken, cost, satisfaction, etc.</text:span></text:p>
      <text:p text:style-name="P9"/>
      <text:p text:style-name="P9">The restaurant chosen by the app will take into account a number of factors including:</text:p>
      <text:list xml:id="list3454125801343800800" text:style-name="L2">
        <text:list-item>
          <text:p text:style-name="P10">Each group member's rating of the restaurant.</text:p>
        </text:list-item>
        <text:list-item>
          <text:p text:style-name="P10">The amount of time since each user has been to the restaurant <text:span text:style-name="T3">or eaten a certain type of food</text:span>.</text:p>
        </text:list-item>
        <text:list-item>
          <text:p text:style-name="P11">Dietary restrictions (i.e. vegetarian, gluten free, kosher, etc).</text:p>
        </text:list-item>
        <text:list-item>
          <text:p text:style-name="P10">Time available (includes drive time plus expected <text:span text:style-name="T3">dining </text:span>time)</text:p>
        </text:list-item>
        <text:list-item>
          <text:p text:style-name="P10">Users may refuse certain restaurants or types of food. <text:s/>(i.e. Fred will not eat Thai food, or Jane won't go back to a certain restaurant).</text:p>
        </text:list-item>
        <text:list-item>
          <text:p text:style-name="P11">Maximum amount that members are willing to spend ($, $$, or $$$ ratings).</text:p>
        </text:list-item>
        <text:list-item>
          <text:p text:style-name="P15">Yelp rating</text:p>
        </text:list-item>
        <text:list-item>
          <text:p text:style-name="P15">Propensity to “try something new”</text:p>
        </text:list-item>
      </text:list>
      <text:p text:style-name="P12"/>
      <text:p text:style-name="P13">Once a restaurant has been chosen, the group may be offered driving directions, links to the restaurant's website, special offers.</text:p>
      <text:p text:style-name="P13"/>
      <text:p text:style-name="P13">While the app may provide suggestions, special offers, ads, coupons, etc. it should be clear to the users that these do not affect the outcome. <text:s/>The result is randomly chosen based solely on the user's preferences.</text:p>
      <text:p text:style-name="P8"/>
      <text:p text:style-name="P4">Future Enhancements:</text:p>
      <text:p text:style-name="P9"><text:soft-page-break/></text:p>
      <text:list xml:id="list6460427949650853874" text:style-name="L3">
        <text:list-item>
          <text:p text:style-name="P14">Ability to create a lunch group based on proximity. <text:s/>Each user could open the app on their device. <text:s/>Once all users are ready, they all see the wheel spin and stop on their own devices.</text:p>
        </text:list-item>
        <text:list-item>
          <text:p text:style-name="P14">Support for wearable devices</text:p>
        </text:list-item>
        <text:list-item>
          <text:p text:style-name="P14">Expand beyond lunch preferences. <text:s/>Breakfast, dinner, night clubs.</text:p>
        </text:list-item>
        <text:list-item>
          <text:p text:style-name="P14">Support for iOS.</text:p>
        </text:list-item>
        <text:list-item>
          <text:p text:style-name="P16">Share rating for chain restaurants across locations (i.e. I really like Chik-Fil-A at home, but I'm using the app in another city)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8:09:05.400203549</meta:creation-date>
    <dc:date>2015-08-31T22:31:32.463136436</dc:date>
    <meta:editing-duration>PT4M55S</meta:editing-duration>
    <meta:editing-cycles>1</meta:editing-cycles>
    <meta:document-statistic meta:table-count="0" meta:image-count="0" meta:object-count="0" meta:page-count="2" meta:paragraph-count="28" meta:word-count="536" meta:character-count="3078" meta:non-whitespace-character-count="2565"/>
    <meta:generator>LibreOffice/4.2.8.2$Linux_X86_64 LibreOffice_project/420m0$Build-2</meta:generator>
  </office:meta>
</office:document-meta>
</file>